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Droid Sans Mono" svg:font-family="'Droid Sans Mono'" style:font-family-generic="swiss" style:font-pitch="fixed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H Sarabun New" fo:font-size="16pt" fo:font-weight="bold" officeooo:rsid="000bf15d" officeooo:paragraph-rsid="000bf15d" style:font-size-asian="16pt" style:font-weight-asian="bold" style:font-name-complex="TH Sarabun New" style:font-size-complex="16pt" style:font-weight-complex="bold"/>
    </style:style>
    <style:style style:name="P2" style:family="paragraph" style:parent-style-name="Standard">
      <style:text-properties style:font-name="TH Sarabun New" fo:font-size="16pt" officeooo:rsid="00042436" officeooo:paragraph-rsid="000bf15d" style:font-size-asian="16pt" style:font-name-complex="TH Sarabun New" style:font-size-complex="16pt"/>
    </style:style>
    <style:style style:name="P3" style:family="paragraph" style:parent-style-name="Standard">
      <style:text-properties style:font-name="TH Sarabun New" fo:font-size="16pt" fo:font-weight="normal" officeooo:rsid="000a0748" officeooo:paragraph-rsid="000bf15d" style:font-size-asian="16pt" style:font-weight-asian="normal" style:font-name-complex="TH Sarabun New" style:font-size-complex="16pt" style:font-weight-complex="normal"/>
    </style:style>
    <style:style style:name="P4" style:family="paragraph" style:parent-style-name="Standard">
      <style:text-properties style:font-name="TH Sarabun New" fo:font-size="16pt" fo:font-weight="bold" officeooo:rsid="00108f12" officeooo:paragraph-rsid="00108f12" style:font-size-asian="16pt" style:font-weight-asian="bold" style:font-name-complex="TH Sarabun New" style:font-size-complex="16pt" style:font-weight-complex="bold"/>
    </style:style>
    <style:style style:name="P5" style:family="paragraph" style:parent-style-name="Standard">
      <style:text-properties style:font-name="TH Sarabun New" fo:font-size="16pt" fo:font-weight="bold" officeooo:rsid="000a0748" officeooo:paragraph-rsid="00108f12" style:font-size-asian="16pt" style:font-weight-asian="bold" style:font-name-complex="TH Sarabun New" style:font-size-complex="16pt" style:font-weight-complex="bold"/>
    </style:style>
    <style:style style:name="P6" style:family="paragraph" style:parent-style-name="Standard">
      <style:text-properties style:font-name="TH Sarabun New" fo:font-size="16pt" fo:font-weight="bold" officeooo:rsid="000a5b3c" officeooo:paragraph-rsid="00108f12" style:font-name-asian="DejaVu Sans" style:font-size-asian="16pt" style:font-weight-asian="bold" style:font-name-complex="TH Sarabun New" style:font-size-complex="16pt" style:font-weight-complex="bold"/>
    </style:style>
    <style:style style:name="P7" style:family="paragraph" style:parent-style-name="Standard">
      <style:text-properties style:font-name="TH Sarabun New" fo:font-size="16pt" fo:font-weight="normal" officeooo:rsid="000afca3" officeooo:paragraph-rsid="00108f12" style:font-name-asian="DejaVu Sans" style:font-size-asian="16pt" style:font-weight-asian="normal" style:font-name-complex="TH Sarabun New" style:font-size-complex="16pt" style:font-weight-complex="normal"/>
    </style:style>
    <style:style style:name="P8" style:family="paragraph" style:parent-style-name="Standard">
      <style:text-properties fo:font-weight="bold" officeooo:rsid="000a5b3c" officeooo:paragraph-rsid="00108f12" style:font-weight-asian="bold" style:font-name-complex="TH Sarabun New" style:font-weight-complex="bold"/>
    </style:style>
    <style:style style:name="P9" style:family="paragraph" style:parent-style-name="Standard" style:list-style-name="L2">
      <style:text-properties officeooo:rsid="000a5b3c" officeooo:paragraph-rsid="00108f12" style:font-name-complex="TH Sarabun New"/>
    </style:style>
    <style:style style:name="P10" style:family="paragraph" style:parent-style-name="Standard" style:list-style-name="L2">
      <style:text-properties officeooo:paragraph-rsid="00108f12"/>
    </style:style>
    <style:style style:name="P11" style:family="paragraph" style:parent-style-name="Standard">
      <style:text-properties officeooo:rsid="000a5b3c" officeooo:paragraph-rsid="00108f12"/>
    </style:style>
    <style:style style:name="P12" style:family="paragraph" style:parent-style-name="Table_20_Contents">
      <style:text-properties fo:font-size="16pt" officeooo:rsid="000a5b3c" officeooo:paragraph-rsid="00108f12" style:font-size-asian="16pt" style:font-name-complex="TH Sarabun New" style:font-size-complex="16pt"/>
    </style:style>
    <style:style style:name="P13" style:family="paragraph" style:parent-style-name="Table_20_Contents">
      <style:text-properties style:font-name="Droid Sans Mono" fo:font-size="10pt" officeooo:rsid="00108f12" officeooo:paragraph-rsid="00108f12" style:font-size-asian="10pt" style:font-size-complex="10pt"/>
    </style:style>
    <style:style style:name="T1" style:family="text">
      <style:text-properties fo:font-weight="normal" officeooo:rsid="00108f12" style:font-weight-asian="normal" style:font-weight-complex="normal"/>
    </style:style>
    <style:style style:name="T2" style:family="text">
      <style:text-properties fo:font-weight="normal" officeooo:rsid="00113cf2" style:font-weight-asian="normal" style:font-weight-complex="normal"/>
    </style:style>
    <style:style style:name="T3" style:family="text">
      <style:text-properties officeooo:rsid="00108f12"/>
    </style:style>
    <style:style style:name="T4" style:family="text">
      <style:text-properties style:font-name="TH Sarabun New" fo:font-size="16pt" fo:font-weight="normal" officeooo:rsid="000a0748" style:font-size-asian="16pt" style:font-weight-asian="normal" style:font-name-complex="TH Sarabun New" style:font-size-complex="16pt" style:font-weight-complex="normal"/>
    </style:style>
    <style:style style:name="T5" style:family="text">
      <style:text-properties style:font-name="TH Sarabun New" fo:font-size="16pt" fo:font-weight="normal" officeooo:rsid="00108f12" style:font-size-asian="16pt" style:font-weight-asian="normal" style:font-name-complex="TH Sarabun New" style:font-size-complex="16pt" style:font-weight-complex="normal"/>
    </style:style>
    <style:style style:name="T6" style:family="text">
      <style:text-properties style:font-name="TH Sarabun New" fo:font-size="16pt" fo:font-weight="normal" officeooo:rsid="000a0748" style:font-name-asian="DejaVu Sans" style:font-size-asian="16pt" style:font-weight-asian="normal" style:font-name-complex="DejaVu Sans" style:font-size-complex="16pt" style:font-weight-complex="normal"/>
    </style:style>
    <style:style style:name="T7" style:family="text">
      <style:text-properties style:font-name="TH Sarabun New" fo:font-size="16pt" fo:font-weight="normal" style:font-name-asian="DejaVu Sans" style:font-size-asian="16pt" style:font-weight-asian="normal" style:font-size-complex="16pt" style:font-weight-complex="normal"/>
    </style:style>
    <style:style style:name="T8" style:family="text">
      <style:text-properties style:font-name="TH Sarabun New" fo:font-size="16pt" fo:font-weight="normal" officeooo:rsid="00108f12" style:font-name-asian="DejaVu Sans" style:font-size-asian="16pt" style:font-weight-asian="normal" style:font-size-complex="16pt" style:font-weight-complex="normal"/>
    </style:style>
    <style:style style:name="T9" style:family="text">
      <style:text-properties style:font-name="TH Sarabun New" fo:font-size="16pt" fo:font-weight="normal" style:font-name-asian="DejaVu Sans" style:font-size-asian="16pt" style:font-weight-asian="normal" style:font-name-complex="TH Sarabun New" style:font-size-complex="16pt" style:font-weight-complex="normal"/>
    </style:style>
    <style:style style:name="T10" style:family="text">
      <style:text-properties style:font-name="TH Sarabun New" fo:font-size="16pt" fo:font-weight="normal" officeooo:rsid="000afca3" style:font-name-asian="DejaVu Sans" style:font-size-asian="16pt" style:font-weight-asian="normal" style:font-name-complex="TH Sarabun New" style:font-size-complex="16pt" style:font-weight-complex="normal"/>
    </style:style>
    <style:style style:name="T11" style:family="text">
      <style:text-properties style:font-name="TH Sarabun New" fo:font-size="16pt" fo:font-weight="normal" officeooo:rsid="00108f12" style:font-name-asian="DejaVu Sans" style:font-size-asian="16pt" style:font-weight-asian="normal" style:font-name-complex="TH Sarabun New" style:font-size-complex="16pt" style:font-weight-complex="normal"/>
    </style:style>
    <style:style style:name="T12" style:family="text">
      <style:text-properties style:font-name="Droid Sans" fo:font-size="12pt" fo:font-weight="normal" officeooo:rsid="000a0748" style:font-name-asian="DejaVu Sans" style:font-size-asian="16pt" style:font-weight-asian="normal" style:font-name-complex="DejaVu Sans" style:font-size-complex="16pt" style:font-weight-complex="normal"/>
    </style:style>
    <style:style style:name="T13" style:family="text">
      <style:text-properties style:font-name="Droid Sans" fo:font-size="12pt" fo:font-weight="normal" officeooo:rsid="00108f12" style:font-name-asian="DejaVu Sans" style:font-size-asian="16pt" style:font-weight-asian="normal" style:font-name-complex="DejaVu Sans" style:font-size-complex="16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tersection</text:p>
      <text:p text:style-name="P2"><text:tab/><text:span text:style-name="T3">จงเขียนโปรแกรมสำหรับคำนวณ intersection ของ vector&lt;int&gt; จำนวนสองตัว โดยรับ vector&lt;int&gt; ดังกล่าวจาก keyboard และแสดง <text:s/>ข้อมูลที่ปรากฎอยู่ในทั้ง vector&lt;int&gt; ทั้งสองตัว โดยให้แสดงข้อมูลเรียงจากน้อยไปมาก และไม่แสดงข้อมูลซ้ำ </text:span></text:p>
      <text:p text:style-name="P1">ข้อบังคับ</text:p>
      <text:p text:style-name="P1"><text:tab/><text:span text:style-name="T1">ห้ามใช้โครงสร้างข้อมูลอื่นใดนอกจาก </text:span><text:span text:style-name="T2">std</text:span><text:span text:style-name="T1">::vector และห้ามใช้คำสั่ง set_intersection ของ STL แต่สามารถใช้ function sort ของ STL ได้</text:span></text:p>
      <text:p text:style-name="P3"/>
      <text:p text:style-name="P5">ข้อมูลนำเข้า</text:p>
      <text:list xml:id="list7068080028673732239" text:style-name="L2">
        <text:list-item>
          <text:p text:style-name="P10"><text:span text:style-name="T4">บรรทัดแรกม่ีตัวเลขจำนวนเต็ม N </text:span><text:span text:style-name="T5">และ M ซึ่งระบุจำนวนของข้อมูลใน vectorทั้งสอง </text:span><text:span text:style-name="T4"><text:s/>โดยที่ 1 </text:span><text:span text:style-name="T12">≤ N,</text:span><text:span text:style-name="T13">M</text:span><text:span text:style-name="T12"> ≤ </text:span><text:span text:style-name="T6">5,000 </text:span></text:p>
        </text:list-item>
        <text:list-item>
          <text:p text:style-name="P9"><text:span text:style-name="T8">บรรทัดที่สองมีตัวเลขจำนวนเต็มจำนวน </text:span><text:span text:style-name="T7">N </text:span><text:span text:style-name="T8">ตัว ซึ่งเป็นข้อมูลของ vector แรก</text:span></text:p>
        </text:list-item>
        <text:list-item>
          <text:p text:style-name="P9"><text:span text:style-name="T8">บรรทัดที่สามมีตัวเลขจำนวนเต็มจำนวน M ตัว ซึ่งเป็นข้อมูลของ vector ที่สอง</text:span></text:p>
        </text:list-item>
      </text:list>
      <text:p text:style-name="P8"/>
      <text:p text:style-name="P6">ข้อมูลส่งออก</text:p>
      <text:p text:style-name="P11"><text:span text:style-name="T9"><text:tab/>มีหนึ่งบรรทัดซึ่ง</text:span><text:span text:style-name="T11">ประกอบด้วยตัวเลขที่ปรากฎในทั้ง vector แรก และ vector ที่สอง โดยแสดงข้อมูลเรียงตามลำดับจากมากไปน้อย </text:span><text:span text:style-name="T9">คือคำที่ปรากฎมากสุด ที่ปราก</text:span><text:span text:style-name="T10">ฏ</text:span><text:span text:style-name="T9">อยู่ท้ายสุดในพจนานุกรม </text:span><text:span text:style-name="T10">และจำนวนครั้งที่ปรากฏ</text:span></text:p>
      <text:p text:style-name="P7"/>
      <text:p text:style-name="P6">ตัวอย่าง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ข้อมูลนำเข้า</text:p>
          </table:table-cell>
          <table:table-cell table:style-name="Table1.B1" office:value-type="string">
            <text:p text:style-name="P12">ข้อมูลส่งออก</text:p>
          </table:table-cell>
        </table:table-row>
        <table:table-row>
          <table:table-cell table:style-name="Table1.A2" office:value-type="string">
            <text:p text:style-name="P13">4 4</text:p>
            <text:p text:style-name="P13">4 1 3 2</text:p>
            <text:p text:style-name="P13">5 4 2 9</text:p>
          </table:table-cell>
          <table:table-cell table:style-name="Table1.B2" office:value-type="string">
            <text:p text:style-name="P13">2 4</text:p>
          </table:table-cell>
        </table:table-row>
        <table:table-row>
          <table:table-cell table:style-name="Table1.A2" office:value-type="string">
            <text:p text:style-name="P13">4 2</text:p>
            <text:p text:style-name="P13">1 2 3 4</text:p>
            <text:p text:style-name="P13">1 1</text:p>
          </table:table-cell>
          <table:table-cell table:style-name="Table1.B2" office:value-type="string">
            <text:p text:style-name="P13">1</text:p>
          </table:table-cell>
        </table:table-row>
        <table:table-row>
          <table:table-cell table:style-name="Table1.A2" office:value-type="string">
            <text:p text:style-name="P13">4 2</text:p>
            <text:p text:style-name="P13">1 1 3 4</text:p>
            <text:p text:style-name="P13">1 1</text:p>
          </table:table-cell>
          <table:table-cell table:style-name="Table1.B2" office:value-type="string">
            <text:p text:style-name="P13">1</text:p>
          </table:table-cell>
        </table:table-row>
        <table:table-row>
          <table:table-cell table:style-name="Table1.A2" office:value-type="string">
            <text:p text:style-name="P13">3 5</text:p>
            <text:p text:style-name="P13">1 2 3</text:p>
            <text:p text:style-name="P13">20 30 50 6 7</text:p>
          </table:table-cell>
          <table:table-cell table:style-name="Table1.B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>4 4</text:p>
            <text:p text:style-name="P13">2 2 3 3</text:p>
            <text:p text:style-name="P13">3 2 2 3</text:p>
          </table:table-cell>
          <table:table-cell table:style-name="Table1.B2" office:value-type="string">
            <text:p text:style-name="P13">2 3</text:p>
          </table:table-cell>
        </table:table-row>
        <table:table-row>
          <table:table-cell table:style-name="Table1.A2" office:value-type="string">
            <text:p text:style-name="P13">2 2</text:p>
            <text:p text:style-name="P13">100 50</text:p>
            <text:p text:style-name="P13">50 100</text:p>
          </table:table-cell>
          <table:table-cell table:style-name="Table1.B2" office:value-type="string">
            <text:p text:style-name="P13">50 100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Droid Sans Mono" svg:font-family="'Droid Sans Mono'" style:font-family-generic="swiss" style:font-pitch="fixed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padding="0.0201in" fo:border="0.06pt solid #000000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648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22:57:53.199469837</meta:creation-date>
    <dc:date>2015-02-15T23:49:36.464680995</dc:date>
    <meta:editing-duration>PT9H9M28S</meta:editing-duration>
    <meta:editing-cycles>10</meta:editing-cycles>
    <meta:generator>LibreOffice/4.3.4.1$Linux_X86_64 LibreOffice_project/430m0$Build-1</meta:generator>
    <meta:document-statistic meta:table-count="1" meta:image-count="0" meta:object-count="0" meta:page-count="1" meta:paragraph-count="36" meta:word-count="594" meta:character-count="818" meta:non-whitespace-character-count="735"/>
  </office:meta>
</office:document-meta>
</file>